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9cm"/>
    </style:style>
    <style:style style:name="co2" style:family="table-column">
      <style:table-column-properties fo:break-before="auto" style:column-width="2.496cm"/>
    </style:style>
    <style:style style:name="co3" style:family="table-column">
      <style:table-column-properties fo:break-before="auto" style:column-width="2.7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Backlog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Avancement</text:p>
          </table:table-cell>
          <table:table-cell table:style-name="ce1" office:value-type="string" calcext:value-type="string">
            <text:p>Commentair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cep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CD (base de donnée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quette (Bootstrap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omposan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nu de navig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ed de p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ssages d’aler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lendrier des événemen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ag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ge d’accue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ntions Léga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litique de Confidentialité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Utilisateur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ste des utilisateu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cription d’un utilisat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nexion d’un utilisat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éconnexion d’un utilisat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fil d’un utilisat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ition d’un utilisat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pression d’un utilisat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t de passé oubli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uveau mot de pas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voyer une invi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fuser une invitation</text:p>
          </table:table-cell>
          <table:table-cell table:number-columns-repeated="2"/>
          <table:table-cell table:style-name="ce2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quip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ste des équip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jout d’une équi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ition d’une équi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pression d’une équip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venemen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ste des évén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jout d’un événe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ition d’un événe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pression d’un événe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onta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ste des contac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jout d’un conta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ition d’un conta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pression d’un contact</text:p>
          </table:table-cell>
          <table:table-cell table:number-columns-repeated="102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 style:data-style-name="N2" text:time-value="09:33:40.2294684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1T12:10:04.546446178</meta:creation-date>
    <dc:date>2022-02-11T16:27:58.247651926</dc:date>
    <meta:editing-duration>PT48M1S</meta:editing-duration>
    <meta:editing-cycles>20</meta:editing-cycles>
    <meta:generator>LibreOffice/6.4.7.2$Linux_X86_64 LibreOffice_project/40$Build-2</meta:generator>
    <meta:document-statistic meta:table-count="1" meta:cell-count="42" meta:object-count="0"/>
  </office:meta>
</office:document-meta>
</file>